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1" table:row="32" table:table="0"/>
          <office:change-info>
            <dc:creator> </dc:creator>
            <dc:date>2022-07-24T13:40:57.852514038</dc:date>
          </office:change-info>
          <table:previous>
            <table:change-track-table-cell office:value-type="string">
              <text:p>Selene</text:p>
            </table:change-track-table-cell>
          </table:previous>
        </table:cell-content-change>
        <table:cell-content-change table:id="ct2">
          <table:cell-address table:column="1" table:row="77" table:table="0"/>
          <office:change-info>
            <dc:creator> </dc:creator>
            <dc:date>2022-07-24T13:41:05.347366369</dc:date>
          </office:change-info>
          <table:previous>
            <table:change-track-table-cell office:value-type="string">
              <text:p>Elio</text:p>
            </table:change-track-table-cell>
          </table:previous>
        </table:cell-content-change>
        <table:cell-content-change table:id="ct3">
          <table:cell-address table:column="1" table:row="10" table:table="0"/>
          <office:change-info>
            <dc:creator> </dc:creator>
            <dc:date>2022-08-17T17:41:30.345626857</dc:date>
          </office:change-info>
          <table:previous>
            <table:change-track-table-cell office:value-type="string">
              <text:p>Iris</text:p>
            </table:change-track-table-cell>
          </table:previous>
        </table:cell-content-change>
        <table:cell-content-change table:id="ct4">
          <table:cell-address table:column="3" table:row="10" table:table="0"/>
          <office:change-info>
            <dc:creator> </dc:creator>
            <dc:date>2022-08-17T17:41:35.108499537</dc:date>
          </office:change-info>
          <table:previous>
            <table:change-track-table-cell office:value-type="string">
              <text:p>Johto</text:p>
            </table:change-track-table-cell>
          </table:previous>
        </table:cell-content-change>
        <table:cell-content-change table:id="ct5">
          <table:cell-address table:column="1" table:row="11" table:table="0"/>
          <office:change-info>
            <dc:creator> </dc:creator>
            <dc:date>2022-08-17T17:41:40.328286327</dc:date>
          </office:change-info>
          <table:previous>
            <table:change-track-table-cell office:value-type="string">
              <text:p>Aurore</text:p>
            </table:change-track-table-cell>
          </table:previous>
        </table:cell-content-change>
        <table:cell-content-change table:id="ct6">
          <table:cell-address table:column="3" table:row="11" table:table="0"/>
          <office:change-info>
            <dc:creator> </dc:creator>
            <dc:date>2022-08-17T17:41:42.814734826</dc:date>
          </office:change-info>
          <table:previous>
            <table:change-track-table-cell office:value-type="string">
              <text:p>Sinnoh</text:p>
            </table:change-track-table-cell>
          </table:previous>
        </table:cell-content-change>
        <table:cell-content-change table:id="ct7">
          <table:cell-address table:column="1" table:row="12" table:table="0"/>
          <office:change-info>
            <dc:creator> </dc:creator>
            <dc:date>2022-08-17T17:42:02.811659235</dc:date>
          </office:change-info>
          <table:previous>
            <table:change-track-table-cell office:value-type="string">
              <text:p>Sandrine</text:p>
            </table:change-track-table-cell>
          </table:previous>
        </table:cell-content-change>
        <table:cell-content-change table:id="ct8">
          <table:cell-address table:column="3" table:row="12" table:table="0"/>
          <office:change-info>
            <dc:creator> </dc:creator>
            <dc:date>2022-08-17T17:42:05.250100496</dc:date>
          </office:change-info>
          <table:previous>
            <table:change-track-table-cell office:value-type="string">
              <text:p>Unys</text:p>
            </table:change-track-table-cell>
          </table:previous>
        </table:cell-content-change>
        <table:cell-content-change table:id="ct9">
          <table:cell-address table:column="1" table:row="13" table:table="0"/>
          <office:change-info>
            <dc:creator> </dc:creator>
            <dc:date>2022-08-17T17:42:16.575830367</dc:date>
          </office:change-info>
          <table:previous>
            <table:change-track-table-cell office:value-type="string">
              <text:p>Tarak</text:p>
            </table:change-track-table-cell>
          </table:previous>
        </table:cell-content-change>
        <table:cell-content-change table:id="ct10">
          <table:cell-address table:column="3" table:row="13" table:table="0"/>
          <office:change-info>
            <dc:creator> </dc:creator>
            <dc:date>2022-08-17T17:42:18.331992197</dc:date>
          </office:change-info>
          <table:previous>
            <table:change-track-table-cell office:value-type="string">
              <text:p>Galar</text:p>
            </table:change-track-table-cell>
          </table:previous>
        </table:cell-content-change>
        <table:cell-content-change table:id="ct11">
          <table:cell-address table:column="1" table:row="14" table:table="0"/>
          <office:change-info>
            <dc:creator> </dc:creator>
            <dc:date>2022-08-17T17:42:21.031164610</dc:date>
          </office:change-info>
          <table:previous>
            <table:change-track-table-cell office:value-type="string">
              <text:p>N</text:p>
            </table:change-track-table-cell>
          </table:previous>
        </table:cell-content-change>
        <table:cell-content-change table:id="ct12">
          <table:cell-address table:column="3" table:row="14" table:table="0"/>
          <office:change-info>
            <dc:creator> </dc:creator>
            <dc:date>2022-08-17T17:42:23.632367846</dc:date>
          </office:change-info>
          <table:previous>
            <table:change-track-table-cell office:value-type="string">
              <text:p>Unys</text:p>
            </table:change-track-table-cell>
          </table:previous>
        </table:cell-content-change>
        <table:cell-content-change table:id="ct13">
          <table:cell-address table:column="3" table:row="14" table:table="0"/>
          <office:change-info>
            <dc:creator> </dc:creator>
            <dc:date>2022-08-17T17:42:28.717059001</dc:date>
          </office:change-info>
          <table:previous table:id="ct12">
            <table:change-track-table-cell office:value-type="string">
              <text:p>Kalos</text:p>
            </table:change-track-table-cell>
          </table:previous>
        </table:cell-content-change>
        <table:cell-content-change table:id="ct14">
          <table:cell-address table:column="1" table:row="15" table:table="0"/>
          <office:change-info>
            <dc:creator> </dc:creator>
            <dc:date>2022-08-17T17:42:32.910954993</dc:date>
          </office:change-info>
          <table:previous>
            <table:change-track-table-cell office:value-type="string">
              <text:p>Giovanni</text:p>
            </table:change-track-table-cell>
          </table:previous>
        </table:cell-content-change>
        <table:cell-content-change table:id="ct15">
          <table:cell-address table:column="3" table:row="15" table:table="0"/>
          <office:change-info>
            <dc:creator> </dc:creator>
            <dc:date>2022-08-17T17:42:34.794838256</dc:date>
          </office:change-info>
          <table:previous>
            <table:change-track-table-cell office:value-type="string">
              <text:p>Kanto</text:p>
            </table:change-track-table-cell>
          </table:previous>
        </table:cell-content-change>
        <table:cell-content-change table:id="ct16">
          <table:cell-address table:column="1" table:row="16" table:table="0"/>
          <office:change-info>
            <dc:creator> </dc:creator>
            <dc:date>2022-08-17T17:42:44.292710172</dc:date>
          </office:change-info>
          <table:previous>
            <table:change-track-table-cell office:value-type="string">
              <text:p>Léon</text:p>
            </table:change-track-table-cell>
          </table:previous>
        </table:cell-content-change>
        <table:cell-content-change table:id="ct17">
          <table:cell-address table:column="1" table:row="12" table:table="0"/>
          <office:change-info>
            <dc:creator> </dc:creator>
            <dc:date>2022-08-18T20:15:08.278324073</dc:date>
          </office:change-info>
          <table:previous table:id="ct7">
            <table:change-track-table-cell office:value-type="string">
              <text:p>Tarak</text:p>
            </table:change-track-table-cell>
          </table:previous>
        </table:cell-content-change>
        <table:cell-content-change table:id="ct18">
          <table:cell-address table:column="1" table:row="13" table:table="0"/>
          <office:change-info>
            <dc:creator> </dc:creator>
            <dc:date>2022-08-18T20:15:12.623965404</dc:date>
          </office:change-info>
          <table:previous table:id="ct9">
            <table:change-track-table-cell office:value-type="string">
              <text:p>N</text:p>
            </table:change-track-table-cell>
          </table:previous>
        </table:cell-content-change>
        <table:cell-content-change table:id="ct19">
          <table:cell-address table:column="3" table:row="12" table:table="0"/>
          <office:change-info>
            <dc:creator> </dc:creator>
            <dc:date>2022-08-18T20:15:17.651424319</dc:date>
          </office:change-info>
          <table:previous table:id="ct8">
            <table:change-track-table-cell office:value-type="string">
              <text:p>Galar</text:p>
            </table:change-track-table-cell>
          </table:previous>
        </table:cell-content-change>
        <table:cell-content-change table:id="ct20">
          <table:cell-address table:column="3" table:row="13" table:table="0"/>
          <office:change-info>
            <dc:creator> </dc:creator>
            <dc:date>2022-08-18T20:15:21.560942465</dc:date>
          </office:change-info>
          <table:previous table:id="ct10">
            <table:change-track-table-cell office:value-type="string">
              <text:p>Unys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 lvl</text:p>
          </table:table-cell>
          <table:table-cell office:value-type="string" calcext:value-type="string">
            <text:p>Ré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wi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r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nthi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ro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ndr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ra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iovanni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é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i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ti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er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sta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cto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i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rimot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shin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anthé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y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u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marylli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a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lor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li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t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rak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ajav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bolsk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veric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ilv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ag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ci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unz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ieri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rci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i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en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m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tosh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pi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hila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laci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ikolaï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r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ll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dri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ectr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mi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ya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on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err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ab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ladi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l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isute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naï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turn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pho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gath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i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s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ri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ë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a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lor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Éch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éli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le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kas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rc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ar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ét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lsa-Min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uphorb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ale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d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ul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zm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rist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ol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ry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éli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ysand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cher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mbre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mbre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mbre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ocy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rth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l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lg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r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olè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ahil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l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race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v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arcis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ymé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ngu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th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steb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har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ki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ro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amm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hams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ur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esp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érid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i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hl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élos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rd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rsle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rn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rm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ivia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a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ianc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ï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r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ndr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og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lady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uk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ean-Targ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ean-Fleur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ach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mand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o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a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an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lyx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ctoriu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ravi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uboh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lé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ar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semar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eter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imér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ovi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éli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l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ierric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az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aïz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listai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abu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on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erc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ugus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asm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mo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ria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ambd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ier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d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ann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iss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lé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ura (Top Sinnoh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laude (Top Sinnoh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mployé Aether 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mployé Aether 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.Z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as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ind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Julo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yril Col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arba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iaw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éph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lthé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Ond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orga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red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jor Bo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upi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rik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huc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renda Col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lifford Col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rystale Col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nna (Top F Kalos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udvi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eles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i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lasty Col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ntonin Col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Uru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eann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acob (Top M Kalos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lanch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ssiope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o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hali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ed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lgora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eg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za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irdha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e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zub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Zosm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khena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enk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un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olari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hehroz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ortim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ect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lber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wa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rol (Top Unys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ené (Top Unys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m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thie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urtn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bire F Rocke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bire M Rocke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bire M Rocke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arou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éon (Top M Orange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helle (Top F Orange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ucas (Top M Alola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eva (Top F Alola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bire M Rock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bire F Rock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bire F Rock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llepertu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rina (Top Johto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at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i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ony (Top Kanto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rovat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iern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roline (Top Kanto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ili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ann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ar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Kelv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bire F Aqu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bire M Magm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rnol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ean (Top Johto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lata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anager F Fla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anager M Fla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hod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ster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ncol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rasén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ya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yosoti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Xanthi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Ulrich (Macro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rilou (Macro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bire F Fla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bire M Fla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es (Top Hoenn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a (Top Hoenn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bire M Neo Plasm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bire F Neo Plasm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u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ev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ati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atur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bire M Glaxi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roli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Valéria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bire M Skul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bire F Skul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ol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bire F Glaxi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nnoh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i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xi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bire F Magm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bire M Aqu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Zhu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all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ama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Umek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atsuk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kur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Komom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oich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arda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lizé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mar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nez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ornél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orm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oht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dria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rm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us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nt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rt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i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Voltè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lo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yk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y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asti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oxan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en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iolet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o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43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6:04:44.746957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6:04:48.276555262</meta:creation-date>
    <meta:editing-duration>P1DT6H10M36S</meta:editing-duration>
    <meta:editing-cycles>4</meta:editing-cycles>
    <meta:generator>LibreOffice/6.4.7.2$Linux_X86_64 LibreOffice_project/40$Build-2</meta:generator>
    <dc:date>2022-08-18T22:15:22.637751285</dc:date>
    <meta:document-statistic meta:table-count="1" meta:cell-count="1406" meta:object-count="0"/>
  </office:meta>
</office:document-meta>
</file>